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o1" style:family="table">
      <style:table-properties style:width="17cm" table:align="center"/>
    </style:style>
    <style:style style:name="Tablo1.A" style:family="table-column">
      <style:table-column-properties style:column-width="7.763cm"/>
    </style:style>
    <style:style style:name="Tablo1.B" style:family="table-column">
      <style:table-column-properties style:column-width="9.237cm"/>
    </style:style>
    <style:style style:name="Tablo1.A1" style:family="table-cell">
      <style:table-cell-properties style:vertical-align="middle" fo:background-color="#4589ff"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lo1.B1" style:family="table-cell">
      <style:table-cell-properties style:vertical-align="middle" fo:background-color="#4589ff"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lo1.A2" style:family="table-cell">
      <style:table-cell-properties style:vertical-align="middle" fo:background-color="#ffffff" style:border-line-width-left="0.009cm 0.009cm 0.009cm" style:border-line-width-right="0.009cm 0.009cm 0.009cm" style:border-line-width-bottom="0cm 0.004cm 0.002cm" fo:padding="0.049cm" fo:border-left="0.75pt double #808080" fo:border-right="0.75pt double #808080" fo:border-top="none" fo:border-bottom="0.05pt double #808080">
        <style:background-image/>
      </style:table-cell-properties>
    </style:style>
    <style:style style:name="Tablo1.B2" style:family="table-cell">
      <style:table-cell-properties style:vertical-align="middle" fo:background-color="#ffffff" style:border-line-width-left="0cm 0.004cm 0.002cm" style:border-line-width-right="0.009cm 0.009cm 0.009cm" style:border-line-width-bottom="0cm 0.004cm 0.002cm" fo:padding="0.049cm" fo:border-left="0.05pt double #808080" fo:border-right="0.75pt double #808080" fo:border-top="none" fo:border-bottom="0.05pt double #808080">
        <style:background-image/>
      </style:table-cell-properties>
    </style:style>
    <style:style style:name="Tablo1.A3" style:family="table-cell">
      <style:table-cell-properties style:vertical-align="middle" fo:background-color="#4589ff" style:border-line-width-left="0.009cm 0.009cm 0.009cm" style:border-line-width-right="0.009cm 0.009cm 0.009cm" style:border-line-width-bottom="0cm 0.004cm 0.002cm" fo:padding="0.049cm" fo:border-left="0.75pt double #808080" fo:border-right="0.75pt double #808080" fo:border-top="none" fo:border-bottom="0.05pt double #808080">
        <style:background-image/>
      </style:table-cell-properties>
    </style:style>
    <style:style style:name="Tablo1.B3" style:family="table-cell">
      <style:table-cell-properties style:vertical-align="middle" fo:background-color="#4589ff" style:border-line-width-left="0cm 0.004cm 0.002cm" style:border-line-width-right="0.009cm 0.009cm 0.009cm" style:border-line-width-bottom="0cm 0.004cm 0.002cm" fo:padding="0.049cm" fo:border-left="0.05pt double #808080" fo:border-right="0.75pt double #808080" fo:border-top="none" fo:border-bottom="0.05pt double #808080">
        <style:background-image/>
      </style:table-cell-properties>
    </style:style>
    <style:style style:name="Tablo1.A4" style:family="table-cell">
      <style:table-cell-properties style:vertical-align="middle" fo:background-color="#ffffff" style:border-line-width-left="0.009cm 0.009cm 0.009cm" style:border-line-width-right="0.009cm 0.009cm 0.009cm" style:border-line-width-bottom="0.009cm 0.009cm 0.009cm" fo:padding="0.049cm" fo:border-left="0.75pt double #808080" fo:border-right="0.75pt double #808080" fo:border-top="none" fo:border-bottom="0.75pt double #808080">
        <style:background-image/>
      </style:table-cell-properties>
    </style:style>
    <style:style style:name="Tablo1.B4" style:family="table-cell">
      <style:table-cell-properties style:vertical-align="middle" fo:background-color="#ffffff" style:border-line-width-left="0cm 0.004cm 0.002cm" style:border-line-width-right="0.009cm 0.009cm 0.009cm" style:border-line-width-bottom="0.009cm 0.009cm 0.009cm" fo:padding="0.049cm" fo:border-left="0.05pt double #808080" fo:border-right="0.75pt double #808080" fo:border-top="none" fo:border-bottom="0.75pt double #808080">
        <style:background-image/>
      </style:table-cell-properties>
    </style:style>
    <style:style style:name="Tablo2" style:family="table">
      <style:table-properties style:width="17cm" table:align="center"/>
    </style:style>
    <style:style style:name="Tablo2.A" style:family="table-column">
      <style:table-column-properties style:column-width="8.116cm"/>
    </style:style>
    <style:style style:name="Tablo2.B" style:family="table-column">
      <style:table-column-properties style:column-width="8.885cm"/>
    </style:style>
    <style:style style:name="Tablo2.A1" style:family="table-cell">
      <style:table-cell-properties style:vertical-align="middle" fo:background-color="#4589ff"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lo2.B1" style:family="table-cell">
      <style:table-cell-properties style:vertical-align="middle" fo:background-color="#4589ff"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lo2.A2" style:family="table-cell">
      <style:table-cell-properties style:vertical-align="middle" fo:background-color="#ffffff" style:border-line-width-left="0.009cm 0.009cm 0.009cm" style:border-line-width-right="0.009cm 0.009cm 0.009cm" style:border-line-width-bottom="0cm 0.004cm 0.002cm" fo:padding="0.049cm" fo:border-left="0.75pt double #808080" fo:border-right="0.75pt double #808080" fo:border-top="none" fo:border-bottom="0.05pt double #808080">
        <style:background-image/>
      </style:table-cell-properties>
    </style:style>
    <style:style style:name="Tablo2.B2" style:family="table-cell">
      <style:table-cell-properties style:vertical-align="middle" fo:background-color="#ffffff" style:border-line-width-left="0cm 0.004cm 0.002cm" style:border-line-width-right="0.009cm 0.009cm 0.009cm" style:border-line-width-bottom="0cm 0.004cm 0.002cm" fo:padding="0.049cm" fo:border-left="0.05pt double #808080" fo:border-right="0.75pt double #808080" fo:border-top="none" fo:border-bottom="0.05pt double #808080">
        <style:background-image/>
      </style:table-cell-properties>
    </style:style>
    <style:style style:name="Tablo2.A3" style:family="table-cell">
      <style:table-cell-properties style:vertical-align="middle" fo:background-color="#4589ff" style:border-line-width-left="0.009cm 0.009cm 0.009cm" style:border-line-width-right="0.009cm 0.009cm 0.009cm" style:border-line-width-bottom="0cm 0.004cm 0.002cm" fo:padding="0.049cm" fo:border-left="0.75pt double #808080" fo:border-right="0.75pt double #808080" fo:border-top="none" fo:border-bottom="0.05pt double #808080">
        <style:background-image/>
      </style:table-cell-properties>
    </style:style>
    <style:style style:name="Tablo2.B3" style:family="table-cell">
      <style:table-cell-properties style:vertical-align="middle" fo:background-color="#4589ff" style:border-line-width-left="0cm 0.004cm 0.002cm" style:border-line-width-right="0.009cm 0.009cm 0.009cm" style:border-line-width-bottom="0cm 0.004cm 0.002cm" fo:padding="0.049cm" fo:border-left="0.05pt double #808080" fo:border-right="0.75pt double #808080" fo:border-top="none" fo:border-bottom="0.05pt double #808080">
        <style:background-image/>
      </style:table-cell-properties>
    </style:style>
    <style:style style:name="Tablo2.A4" style:family="table-cell">
      <style:table-cell-properties style:vertical-align="middle" fo:background-color="#ffffff" style:border-line-width-left="0.009cm 0.009cm 0.009cm" style:border-line-width-right="0.009cm 0.009cm 0.009cm" style:border-line-width-bottom="0.009cm 0.009cm 0.009cm" fo:padding="0.049cm" fo:border-left="0.75pt double #808080" fo:border-right="0.75pt double #808080" fo:border-top="none" fo:border-bottom="0.75pt double #808080">
        <style:background-image/>
      </style:table-cell-properties>
    </style:style>
    <style:style style:name="Tablo2.B4" style:family="table-cell">
      <style:table-cell-properties style:vertical-align="middle" fo:background-color="#ffffff" style:border-line-width-left="0cm 0.004cm 0.002cm" style:border-line-width-right="0.009cm 0.009cm 0.009cm" style:border-line-width-bottom="0.009cm 0.009cm 0.009cm" fo:padding="0.049cm" fo:border-left="0.05pt double #808080" fo:border-right="0.75pt double #808080" fo:border-top="none" fo:border-bottom="0.75pt double #808080">
        <style:background-image/>
      </style:table-cell-properties>
    </style:style>
    <style:style style:name="Tablo3" style:family="table">
      <style:table-properties style:width="17cm" table:align="center"/>
    </style:style>
    <style:style style:name="Tablo3.A" style:family="table-column">
      <style:table-column-properties style:column-width="7.37cm"/>
    </style:style>
    <style:style style:name="Tablo3.B" style:family="table-column">
      <style:table-column-properties style:column-width="9.631cm"/>
    </style:style>
    <style:style style:name="Tablo3.A1" style:family="table-cell">
      <style:table-cell-properties style:vertical-align="middle" fo:background-color="#4589ff"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lo3.B1" style:family="table-cell">
      <style:table-cell-properties style:vertical-align="middle" fo:background-color="#4589ff"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lo3.A2" style:family="table-cell">
      <style:table-cell-properties style:vertical-align="middle" fo:background-color="#f3f3f3" style:border-line-width-left="0.009cm 0.009cm 0.009cm" style:border-line-width-right="0.009cm 0.009cm 0.009cm" style:border-line-width-bottom="0cm 0.004cm 0.002cm" fo:padding="0.049cm" fo:border-left="0.75pt double #808080" fo:border-right="0.75pt double #808080" fo:border-top="none" fo:border-bottom="0.05pt double #808080">
        <style:background-image/>
      </style:table-cell-properties>
    </style:style>
    <style:style style:name="Tablo3.B2" style:family="table-cell">
      <style:table-cell-properties style:vertical-align="middle" fo:background-color="#f3f3f3" style:border-line-width-left="0cm 0.004cm 0.002cm" style:border-line-width-right="0.009cm 0.009cm 0.009cm" style:border-line-width-bottom="0cm 0.004cm 0.002cm" fo:padding="0.049cm" fo:border-left="0.05pt double #808080" fo:border-right="0.75pt double #808080" fo:border-top="none" fo:border-bottom="0.05pt double #808080">
        <style:background-image/>
      </style:table-cell-properties>
    </style:style>
    <style:style style:name="Tablo3.A3" style:family="table-cell">
      <style:table-cell-properties style:vertical-align="middle" fo:background-color="#4589ff" style:border-line-width-left="0.009cm 0.009cm 0.009cm" style:border-line-width-right="0.009cm 0.009cm 0.009cm" style:border-line-width-bottom="0cm 0.004cm 0.002cm" fo:padding="0.049cm" fo:border-left="0.75pt double #808080" fo:border-right="0.75pt double #808080" fo:border-top="none" fo:border-bottom="0.05pt double #808080">
        <style:background-image/>
      </style:table-cell-properties>
    </style:style>
    <style:style style:name="Tablo3.B3" style:family="table-cell">
      <style:table-cell-properties style:vertical-align="middle" fo:background-color="#4589ff" style:border-line-width-left="0cm 0.004cm 0.002cm" style:border-line-width-right="0.009cm 0.009cm 0.009cm" style:border-line-width-bottom="0cm 0.004cm 0.002cm" fo:padding="0.049cm" fo:border-left="0.05pt double #808080" fo:border-right="0.75pt double #808080" fo:border-top="none" fo:border-bottom="0.05pt double #808080">
        <style:background-image/>
      </style:table-cell-properties>
    </style:style>
    <style:style style:name="Tablo3.A4" style:family="table-cell">
      <style:table-cell-properties style:vertical-align="middle" fo:background-color="#f3f3f3" style:border-line-width-left="0.009cm 0.009cm 0.009cm" style:border-line-width-right="0.009cm 0.009cm 0.009cm" style:border-line-width-bottom="0.009cm 0.009cm 0.009cm" fo:padding="0.049cm" fo:border-left="0.75pt double #808080" fo:border-right="0.75pt double #808080" fo:border-top="none" fo:border-bottom="0.75pt double #808080">
        <style:background-image/>
      </style:table-cell-properties>
    </style:style>
    <style:style style:name="Tablo3.B4" style:family="table-cell">
      <style:table-cell-properties style:vertical-align="middle" fo:background-color="#f3f3f3" style:border-line-width-left="0cm 0.004cm 0.002cm" style:border-line-width-right="0.009cm 0.009cm 0.009cm" style:border-line-width-bottom="0.009cm 0.009cm 0.009cm" fo:padding="0.049cm" fo:border-left="0.05pt double #808080" fo:border-right="0.75pt double #808080" fo:border-top="none" fo:border-bottom="0.75pt double #808080">
        <style:background-image/>
      </style:table-cell-properties>
    </style:style>
    <style:style style:name="P1" style:family="paragraph" style:parent-style-name="Heading_20_3">
      <style:text-properties fo:language="tr" fo:country="TR" officeooo:paragraph-rsid="0021e67c"/>
    </style:style>
    <style:style style:name="P2" style:family="paragraph" style:parent-style-name="Heading_20_4">
      <style:text-properties officeooo:paragraph-rsid="0021e67c"/>
    </style:style>
    <style:style style:name="P3" style:family="paragraph" style:parent-style-name="Heading_20_5">
      <style:text-properties officeooo:paragraph-rsid="0021e67c"/>
    </style:style>
    <style:style style:name="P4" style:family="paragraph" style:parent-style-name="Standard">
      <style:text-properties officeooo:paragraph-rsid="0021e67c"/>
    </style:style>
    <style:style style:name="P5" style:family="paragraph" style:parent-style-name="Table_20_Contents">
      <style:paragraph-properties fo:margin-left="0cm" fo:margin-right="0cm" fo:text-indent="0cm" style:auto-text-indent="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style style:name="P19" style:family="paragraph" style:parent-style-name="Text_20_body" style:list-style-name="L8">
      <style:paragraph-properties fo:margin-top="0cm" fo:margin-bottom="0cm" style:contextual-spacing="false"/>
    </style:style>
    <style:style style:name="P20" style:family="paragraph" style:parent-style-name="Text_20_body" style:list-style-name="L9"/>
    <style:style style:name="P21" style:family="paragraph" style:parent-style-name="Text_20_body" style:list-style-name="L9">
      <style:paragraph-properties fo:margin-top="0cm" fo:margin-bottom="0cm" style:contextual-spacing="false"/>
    </style:style>
    <style:style style:name="T1" style:family="text">
      <style:text-properties officeooo:rsid="0025ae51"/>
    </style:style>
    <style:style style:name="T2" style:family="text">
      <style:text-properties officeooo:rsid="002f4b75"/>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hdit aktörü grupları </text:h>
      <text:h text:style-name="Heading_20_4" text:outline-level="4">Grup 1: Script Kiddie</text:h>
      <text:p text:style-name="Text_20_body">İlk grup en az gelişmiş olan Script Kiddie'lerden oluşur. "Script Kiddie" ifadesi, genellikle temel bilgisayar korsanlığı araçları şeklindeki programları, arka planda ne olduğunu anlamadan kullanan kişiler için kullanılır. Ağ oluşturma ve programlamaya dair temel bir anlayışa sahip olsalar da teknik becerilerin yanı sıra sabır veya stratejik niyetten yoksundurlar.</text:p>
      <text:h text:style-name="Heading_20_4" text:outline-level="4">Grup 2: Hacktivistler</text:h>
      <text:p text:style-name="Standard">Hacktivistlerin temel ayırt edici özelliği, ideolojik hedeflerle hareket etmeleridir.</text:p>
      <text:p text:style-name="P4"><text:s/>Hacktivist gruplarını oluşturan insanlar geniş bir yelpazeden gelirler. Script Kiddie grubunda olduğu gibi bu gruplar da kolay etkilenen amatörlerle doludur; ancak amaçlar oldukça tartışmalı bir konu üzerinde birleştiğinde, güvenlik topluluğundaki daha deneyimli üyeler de bunlara katılır.</text:p>
      <text:p text:style-name="P4"/>
      <text:p text:style-name="P4">Hacktivist grupların motivasyonlarını, fazlasıyla değişen amaçları belirler. Genel olarak bu motivasyonlar, insanların inandıkları bir amacı desteklemeyi kapsar. Bu, Orta Doğu çatışmasında, siyasi faaliyetlerde vb. taraf olmak olabilir. </text:p>
      <text:p text:style-name="P4"/>
      <text:p text:style-name="P4"/>
      <table:table table:name="Tablo1" table:style-name="Tablo1">
        <table:table-column table:style-name="Tablo1.A"/>
        <table:table-column table:style-name="Tablo1.B"/>
        <table:table-row>
          <table:table-cell table:style-name="Tablo1.A1" office:value-type="string">
            <text:p text:style-name="P5"><text:span text:style-name="Strong_20_Emphasis">dirler?</text:span></text:p>
          </table:table-cell>
          <table:table-cell table:style-name="Tablo1.B1" office:value-type="string">
            <text:p text:style-name="P5"><text:span text:style-name="Strong_20_Emphasis">Amaçları nedir?</text:span></text:p>
          </table:table-cell>
        </table:table-row>
        <table:table-row>
          <table:table-cell table:style-name="Tablo1.A2" office:value-type="string">
            <text:p text:style-name="P5">Gevşek koalisyonlar oluşturan azimli idealistler</text:p>
          </table:table-cell>
          <table:table-cell table:style-name="Tablo1.B2" office:value-type="string">
            <text:p text:style-name="P5">Bir değişiklik yaratmak isterler</text:p>
          </table:table-cell>
        </table:table-row>
        <table:table-row>
          <table:table-cell table:style-name="Tablo1.A3" office:value-type="string">
            <text:p text:style-name="P5"><text:span text:style-name="Strong_20_Emphasis">Ne tür kaynaklara sahiptirler?</text:span></text:p>
          </table:table-cell>
          <table:table-cell table:style-name="Tablo1.B3" office:value-type="string">
            <text:p text:style-name="P5"><text:span text:style-name="Strong_20_Emphasis">Onlardan nasıl korunursunuz?</text:span></text:p>
          </table:table-cell>
        </table:table-row>
        <table:table-row>
          <table:table-cell table:style-name="Tablo1.A4" office:value-type="string">
            <text:p text:style-name="P5">Çeşitli araçlarla uygun ölçekte hareket ederler ve en büyük özellikleri boyuttur</text:p>
          </table:table-cell>
          <table:table-cell table:style-name="Tablo1.B4" office:value-type="string">
            <text:p text:style-name="Table_20_Contents">Savunma sistemlerinizin uzun süreli aksatıcı bir saldırıya dayanabileceğinden emin olun</text:p>
          </table:table-cell>
        </table:table-row>
      </table:table>
      <text:p text:style-name="P4"/>
      <text:p text:style-name="P4"/>
      <text:h text:style-name="P2" text:outline-level="4">Grup 3: Suç çetesi</text:h>
      <text:p text:style-name="Text_20_body">Kolay para kazanmak mümkün olduğu sürece, suçlular toplum için her zaman bir sorun olacaktır. İnternetin icadı, suçlular için kurbanları eşi görülmemiş bir ölçek, uzaklık ve kolaylık dahilinde avlamaya yönelik yeni bir yöntemi beraberinde getirdi</text:p>
      <text:p text:style-name="P4"/>
      <text:p text:style-name="P4"><text:span text:style-name="T1">G</text:span>rup 4: Ulus devlet bilgisayar korsanı ya da gelişmiş kalıcı tehdit (APT)</text:p>
      <text:p text:style-name="P4"/>
      <text:p text:style-name="P4">Sonraki ve belki de haksız yere medyanın en çok dikkatini çeken grup, ulus devlet saldırganlarıdır. Dünya çapındaki çoğu askeri organizasyon, artık siber uzayı deniz, kara, hava ve uzayın yanında beşinci bir çatışma alanı olarak görmektedir. Çoğu ulus, sınırlarının ötesine büyük ve kapsamlı sonuçlar yaratacak şekilde güç yansıtabilme yetisini göstermiştir. </text:p>
      <text:p text:style-name="P4"/>
      <text:p text:style-name="P4"/>
      <text:p text:style-name="P4"/>
      <text:p text:style-name="P4"/>
      <text:p text:style-name="P4"/>
      <text:p text:style-name="P4"/>
      <text:p text:style-name="P4"/>
      <text:p text:style-name="P4"/>
      <text:h text:style-name="P3" text:outline-level="5"><text:soft-page-break/>Bir ulus devlet bilgisayar korsanının profili</text:h>
      <table:table table:name="Tablo2" table:style-name="Tablo2">
        <table:table-column table:style-name="Tablo2.A"/>
        <table:table-column table:style-name="Tablo2.B"/>
        <table:table-row>
          <table:table-cell table:style-name="Tablo2.A1" office:value-type="string">
            <text:p text:style-name="P5"><text:span text:style-name="Strong_20_Emphasis">Kimdirler?</text:span></text:p>
          </table:table-cell>
          <table:table-cell table:style-name="Tablo2.B1" office:value-type="string">
            <text:p text:style-name="P5"><text:span text:style-name="Strong_20_Emphasis">Amaçları nedir?</text:span></text:p>
          </table:table-cell>
        </table:table-row>
        <table:table-row>
          <table:table-cell table:style-name="Tablo2.A2" office:value-type="string">
            <text:p text:style-name="P5">Yüksek eğitimli uzmanlardır</text:p>
          </table:table-cell>
          <table:table-cell table:style-name="Tablo2.B2" office:value-type="string">
            <text:p text:style-name="P5">Geniş çeşitlilikteki sorunlara ilişkin birden fazla yıla yayılan stratejik planları izlerler</text:p>
          </table:table-cell>
        </table:table-row>
        <table:table-row>
          <table:table-cell table:style-name="Tablo2.A3" office:value-type="string">
            <text:p text:style-name="P5"><text:span text:style-name="Strong_20_Emphasis">Ne tür kaynaklara sahiptirler?</text:span></text:p>
          </table:table-cell>
          <table:table-cell table:style-name="Tablo2.B3" office:value-type="string">
            <text:p text:style-name="P5"><text:span text:style-name="Strong_20_Emphasis">Onlardan nasıl korunursunuz?</text:span></text:p>
          </table:table-cell>
        </table:table-row>
        <table:table-row>
          <table:table-cell table:style-name="Tablo2.A4" office:value-type="string">
            <text:p text:style-name="P5">Çok geniş bütçelere, son teknolojili araçlara ve gelişmiş araştırma olanaklarına sahiptirler</text:p>
          </table:table-cell>
          <table:table-cell table:style-name="Tablo2.B4" office:value-type="string">
            <text:p text:style-name="Table_20_Contents">İnanılmaz derecede zordur; kuruluşun her yönüne ilişkin tamamen koordine savunmalar gerekir</text:p>
          </table:table-cell>
        </table:table-row>
      </table:table>
      <text:p text:style-name="P4"/>
      <text:p text:style-name="P4"/>
      <text:p text:style-name="P4"/>
      <text:h text:style-name="P2" text:outline-level="4">Grup 5: Kötü niyetli köstebek </text:h>
      <text:p text:style-name="Text_20_body">Muhtemelen en çok kaygı verici grup, kötü niyetli köstebeklerin oluşturduğu gruptur. Burada köstebek, kasten veya farklı bir şekilde kuruluş aleyhine hareket eden, kuruluşun içinden bir üyeyi ifade eder</text:p>
      <text:p text:style-name="P4"/>
      <table:table table:name="Tablo3" table:style-name="Tablo3">
        <table:table-column table:style-name="Tablo3.A"/>
        <table:table-column table:style-name="Tablo3.B"/>
        <table:table-row>
          <table:table-cell table:style-name="Tablo3.A1" office:value-type="string">
            <text:p text:style-name="P5"><text:span text:style-name="Strong_20_Emphasis">Kimdirler?</text:span></text:p>
          </table:table-cell>
          <table:table-cell table:style-name="Tablo3.B1" office:value-type="string">
            <text:p text:style-name="P5"><text:span text:style-name="Strong_20_Emphasis">Amaçları nedir?</text:span></text:p>
          </table:table-cell>
        </table:table-row>
        <table:table-row>
          <table:table-cell table:style-name="Tablo3.A2" office:value-type="string">
            <text:p text:style-name="P5">Kasten veya kazara kuruluşun kendi çıkarları aleyhine çalışan personel üyeleri</text:p>
          </table:table-cell>
          <table:table-cell table:style-name="Tablo3.B2" office:value-type="string">
            <text:p text:style-name="P5">İntikam isterler ya da mali nedenleri vardır</text:p>
          </table:table-cell>
        </table:table-row>
        <table:table-row>
          <table:table-cell table:style-name="Tablo3.A3" office:value-type="string">
            <text:p text:style-name="P5"><text:span text:style-name="Strong_20_Emphasis">Ne tür kaynaklara sahiptirler?</text:span></text:p>
          </table:table-cell>
          <table:table-cell table:style-name="Tablo3.B3" office:value-type="string">
            <text:p text:style-name="P5"><text:span text:style-name="Strong_20_Emphasis">Onlardan nasıl korunursunuz?</text:span></text:p>
          </table:table-cell>
        </table:table-row>
        <table:table-row>
          <table:table-cell table:style-name="Tablo3.A4" office:value-type="string">
            <text:p text:style-name="P5">Bütçe veya kaynağa gerek yoktur; kendilerine verilen erişim yetkilerini kullanırlar</text:p>
          </table:table-cell>
          <table:table-cell table:style-name="Tablo3.B4" office:value-type="string">
            <text:p text:style-name="Table_20_Contents">Personeli dikkatle izleyin ve kuruluşunuzun kültürünün, sorunları önleme konusunda etkili olmasını sağlayın</text:p>
          </table:table-cell>
        </table:table-row>
      </table:table>
      <text:p text:style-name="P4"/>
      <text:p text:style-name="P4"/>
      <text:p text:style-name="P4"/>
      <text:p text:style-name="P4"/>
      <text:h text:style-name="P1" text:outline-level="3">Siber saldırı tipleri</text:h>
      <text:p text:style-name="P4"/>
      <text:h text:style-name="P2" text:outline-level="4">Hizmet Engelleme (DoS) saldırısı</text:h>
      <text:list text:style-name="L2">
        <text:list-item>
          <text:p text:style-name="P7">DoS saldırısı, sistemin tamamen veya kısmen kesintiye uğramasına yol açan bir saldırı tipidir. </text:p>
        </text:list-item>
        <text:list-item>
          <text:p text:style-name="P6">DoS saldırısı gerçekleştirmenin yolları, bir sistemin çökmesine neden olmaktan anormal seviyede yönlendirilmiş ağ trafiği yüzünden sistemi erişilemez veya işe devam edemez kılmaya kadar uzanabilir. </text:p>
        </text:list-item>
      </text:list>
      <text:p text:style-name="P4"/>
      <text:p text:style-name="P4"><text:a xlink:type="simple" xlink:href="https://en.wikipedia.org/wiki/Billion_laughs_attack" office:target-frame-name="_blank" xlink:show="new" text:style-name="Internet_20_link" text:visited-style-name="Visited_20_Internet_20_Link">Billion Laughs saldırısı</text:a> </text:p>
      <text:p text:style-name="P4"/>
      <text:h text:style-name="P2" text:outline-level="4">Dağıtılmış Hizmet Engelleme (DDoS) saldırısı</text:h>
      <text:list text:style-name="L3">
        <text:list-item>
          <text:p text:style-name="P9">DDoS saldırısı, aynı anda birden fazla kaynaktan gelen bir DoS saldırısıdır. </text:p>
        </text:list-item>
        <text:list-item>
          <text:p text:style-name="P9">Bu tür saldırılarda kullanılan makineler toplu olarak “botnet” olarak bilinir ve bu makinelere saldırgan tarafından uzaktan kontrol edilmek üzere daha önceden kötü amaçlı yazılım bulaştırılmıştır. </text:p>
        </text:list-item>
        <text:list-item>
          <text:p text:style-name="P8">Araştırmalara göre, dünya çapında on milyonlarca bilgisayara botnet programı bulaşmış olabilir. </text:p>
        </text:list-item>
      </text:list>
      <text:h text:style-name="P2" text:outline-level="4"><text:soft-page-break/>Kimlik avı saldırısı</text:h>
      <text:list text:style-name="L4">
        <text:list-item>
          <text:p text:style-name="P11">Kimlik avı saldırısı, kişisel bilgi elde etmek veya kullanıcıları bir şey yapma konusunda etkilemek amacıyla güvenilir kaynaklardan gelmiş gibi görünen mesajlar gönderilerek gerçekleştirilir. </text:p>
        </text:list-item>
        <text:list-item>
          <text:p text:style-name="P11">Sosyal mühendislikle teknik düzenbazlığı birleştirir. </text:p>
        </text:list-item>
        <text:list-item>
          <text:p text:style-name="P10">Şüphelenmeyen kullanıcılar e-postayı açıp korunan bilgileri sağlayabilir veya kötü amaçlı yazılımı karşıdan yükleyebilirler. </text:p>
        </text:list-item>
      </text:list>
      <text:p text:style-name="P4"/>
      <text:h text:style-name="P2" text:outline-level="4">Hedefli kimlik avı saldırısı</text:h>
      <text:list text:style-name="L5">
        <text:list-item>
          <text:p text:style-name="P13">Hedefli kimlik avı saldırıları, kurbanın net olarak belirli olduğu bir aktivitedir. </text:p>
        </text:list-item>
        <text:list-item>
          <text:p text:style-name="P12">Saldırganlar, hedeflere yönelik araştırmaya vakit ayırırlar, kişisel ve ilgili olan, dolayısıyla daha etkili mesajlar hazırlarlar. </text:p>
        </text:list-item>
      </text:list>
      <text:h text:style-name="P2" text:outline-level="4"><text:span text:style-name="T2">K</text:span>ötü Amaçlı Yazılım</text:h>
      <text:list text:style-name="L6">
        <text:list-item>
          <text:p text:style-name="P15">Kötü amaçlı yazılım, amacı bu yönde olan tüm yazılımlar için kullanılan bir terimdir. Bunlar, hedef alınan bir kullanıcının bilgilendirilmiş onayı olmadan bu kullanıcıya zarar verecek bir şekilde işlev görmesi için tasarlanmış yazılımlardır. </text:p>
        </text:list-item>
        <text:list-item>
          <text:p text:style-name="P14">Genellikle bir kullanıcı istemeden bir programı çalıştırdığında veya bir dosyayı karşıdan yüklediğinde tetiklenir</text:p>
        </text:list-item>
      </text:list>
      <text:h text:style-name="P2" text:outline-level="4">Oradaki Adam (MitM) saldırısı</text:h>
      <text:list text:style-name="L7">
        <text:list-item>
          <text:p text:style-name="P17">MitM saldırısı, bilgisayar korsanlarının kendilerini bir istemci ve bir sunucu arasındaki iletişime yerleştirmesiyle gerçekleşir. </text:p>
        </text:list-item>
        <text:list-item>
          <text:p text:style-name="P16">Bu, bilgisayar korsanlarının her iki tarafça gönderilip alınan bilgileri görmelerini sağlar. </text:p>
        </text:list-item>
      </text:list>
      <text:h text:style-name="P2" text:outline-level="4">Etki alanı ad sistemi (DNS) saldırısı</text:h>
      <text:list text:style-name="L8">
        <text:list-item>
          <text:p text:style-name="P19">DNS, internette kullanılan temel protokollerden biridir. </text:p>
        </text:list-item>
        <text:list-item>
          <text:p text:style-name="P18">Temelde, DNS protokolü bir bilgisayarın bir alan adını bir IP adresine çözmesine olanak tanıyarak, örneğin bir kullanıcının BMW'nin web sitesine hatırlaması zor bir IP adres yazmak yerine "bmw.com" yazarak ulaşmasını sağlar.</text:p>
        </text:list-item>
      </text:list>
      <text:h text:style-name="P2" text:outline-level="4">SQL (yapılandırılmış sorgu dili) enjeksiyonu</text:h>
      <text:list text:style-name="L9">
        <text:list-item>
          <text:p text:style-name="P21">SQL, kullanıcıların veritabanlarını sorgulamalarına olanak tanır. </text:p>
        </text:list-item>
        <text:list-item>
          <text:p text:style-name="P20">SQL enjeksiyonu, kötü amaçlı kodların genellikle bir web sayfası girişi yoluyla SQL kuyruklarına yerleştirilm</text:p>
        </text:list-item>
      </text:list>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9T18:46:02.589000000</meta:creation-date>
    <dc:date>2024-06-20T12:57:51.292000000</dc:date>
    <meta:editing-duration>PT1H17M56S</meta:editing-duration>
    <meta:editing-cycles>18</meta:editing-cycles>
    <meta:generator>LibreOffice/24.2.4.2$Windows_X86_64 LibreOffice_project/51a6219feb6075d9a4c46691dcfe0cd9c4fff3c2</meta:generator>
    <meta:document-statistic meta:table-count="3" meta:image-count="0" meta:object-count="0" meta:page-count="3" meta:paragraph-count="66" meta:word-count="739" meta:character-count="5723" meta:non-whitespace-character-count="5047"/>
  </office:meta>
</office:document-meta>
</file>